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binit" table:style-name="ta1">
        <table:shapes>
          <draw:frame draw:z-index="0" draw:style-name="gr1" draw:text-style-name="P1" svg:width="453.51pt" svg:height="255.09pt" svg:x="258.86pt" svg:y="2.83pt">
            <draw:object draw:notify-on-update-of-ranges="abinit.B1:abinit.D1 abinit.A2:abinit.A2 abinit.B2:abinit.D2 abinit.A3:abinit.A3 abinit.B3:abinit.D3 abinit.A4:abinit.A4 abinit.B4:abinit.D4 abinit.A5:abinit.A5 abinit.B5:abinit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62.47" calcext:value-type="float">
            <text:p>62.47</text:p>
          </table:table-cell>
          <table:table-cell office:value-type="float" office:value="36.95" calcext:value-type="float">
            <text:p>36.95</text:p>
          </table:table-cell>
          <table:table-cell office:value-type="float" office:value="59.45" calcext:value-type="float">
            <text:p>59.4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49.87" calcext:value-type="float">
            <text:p>49.87</text:p>
          </table:table-cell>
          <table:table-cell office:value-type="float" office:value="31.79" calcext:value-type="float">
            <text:p>31.79</text:p>
          </table:table-cell>
          <table:table-cell office:value-type="float" office:value="46.93" calcext:value-type="float">
            <text:p>46.93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41.72" calcext:value-type="float">
            <text:p>41.72</text:p>
          </table:table-cell>
          <table:table-cell office:value-type="float" office:value="25.37" calcext:value-type="float">
            <text:p>25.37</text:p>
          </table:table-cell>
          <table:table-cell office:value-type="float" office:value="80.14" calcext:value-type="float">
            <text:p>80.14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41.67" calcext:value-type="float">
            <text:p>41.67</text:p>
          </table:table-cell>
          <table:table-cell office:value-type="float" office:value="24.44" calcext:value-type="float">
            <text:p>24.44</text:p>
          </table:table-cell>
          <table:table-cell office:value-type="float" office:value="59.45" calcext:value-type="float">
            <text:p>59.45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ammps" table:style-name="ta1">
        <table:shapes>
          <draw:frame draw:z-index="0" draw:style-name="gr1" draw:text-style-name="P1" svg:width="453.17pt" svg:height="255pt" svg:x="364.9pt" svg:y="67.58pt">
            <draw:object draw:notify-on-update-of-ranges="lammps.B1:lammps.D1 lammps.A2:lammps.A2 lammps.B2:lammps.D2 lammps.A3:lammps.A3 lammps.B3:lammps.D3 lammps.A4:lammps.A4 lammps.B4:lammps.D4 lammps.A5:lammps.A5 lammps.B5:lammps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89.89" calcext:value-type="float">
            <text:p>89.89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2" calcext:value-type="float">
            <text:p>67.8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84.74" calcext:value-type="float">
            <text:p>84.74</text:p>
          </table:table-cell>
          <table:table-cell office:value-type="float" office:value="100" calcext:value-type="float">
            <text:p>100</text:p>
          </table:table-cell>
          <table:table-cell office:value-type="float" office:value="64.25" calcext:value-type="float">
            <text:p>64.2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81.39" calcext:value-type="float">
            <text:p>81.39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82.86" calcext:value-type="float">
            <text:p>82.86</text:p>
          </table:table-cell>
          <table:table-cell office:value-type="float" office:value="48.52" calcext:value-type="float">
            <text:p>48.52</text:p>
          </table:table-cell>
          <table:table-cell office:value-type="float" office:value="63.33" calcext:value-type="float">
            <text:p>63.33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bmesh" table:style-name="ta1">
        <table:shapes>
          <draw:frame draw:z-index="0" draw:style-name="gr1" draw:text-style-name="P1" svg:width="453.17pt" svg:height="255pt" svg:x="364.9pt" svg:y="67.5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89.89" calcext:value-type="float">
            <text:p>89.89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2" calcext:value-type="float">
            <text:p>67.8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84.74" calcext:value-type="float">
            <text:p>84.74</text:p>
          </table:table-cell>
          <table:table-cell office:value-type="float" office:value="100" calcext:value-type="float">
            <text:p>100</text:p>
          </table:table-cell>
          <table:table-cell office:value-type="float" office:value="64.25" calcext:value-type="float">
            <text:p>64.2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81.39" calcext:value-type="float">
            <text:p>81.39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82.86" calcext:value-type="float">
            <text:p>82.86</text:p>
          </table:table-cell>
          <table:table-cell office:value-type="float" office:value="48.52" calcext:value-type="float">
            <text:p>48.52</text:p>
          </table:table-cell>
          <table:table-cell office:value-type="float" office:value="63.33" calcext:value-type="float">
            <text:p>63.33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da" table:style-name="ta1">
        <table:shapes>
          <draw:frame draw:z-index="0" draw:style-name="gr1" draw:text-style-name="P1" svg:width="453.17pt" svg:height="255pt" svg:x="364.9pt" svg:y="67.58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3" table:default-cell-style-name="ce1"/>
        <table:table-row table:style-name="ro1">
          <table:table-cell/>
          <table:table-cell office:value-type="string" calcext:value-type="string">
            <text:p>CAR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VFDT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89.89" calcext:value-type="float">
            <text:p>89.89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2" calcext:value-type="float">
            <text:p>67.82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84.74" calcext:value-type="float">
            <text:p>84.74</text:p>
          </table:table-cell>
          <table:table-cell office:value-type="float" office:value="100" calcext:value-type="float">
            <text:p>100</text:p>
          </table:table-cell>
          <table:table-cell office:value-type="float" office:value="64.25" calcext:value-type="float">
            <text:p>64.2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81.39" calcext:value-type="float">
            <text:p>81.39</text:p>
          </table:table-cell>
          <table:table-cell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table:number-columns-repeated="1019"/>
        </table:table-row>
        <table:table-row table:style-name="ro1">
          <table:table-cell table:style-name="ce2" office:value-type="percentage" office:value="1" calcext:value-type="percentage">
            <text:p>100.00%</text:p>
          </table:table-cell>
          <table:table-cell office:value-type="float" office:value="82.86" calcext:value-type="float">
            <text:p>82.86</text:p>
          </table:table-cell>
          <table:table-cell office:value-type="float" office:value="48.52" calcext:value-type="float">
            <text:p>48.52</text:p>
          </table:table-cell>
          <table:table-cell office:value-type="float" office:value="63.33" calcext:value-type="float">
            <text:p>63.33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ime" table:style-name="ta1">
        <table:shapes>
          <draw:frame draw:z-index="0" draw:style-name="gr1" draw:text-style-name="P1" svg:width="453.51pt" svg:height="255.09pt" svg:x="322.84pt" svg:y="2.83pt">
            <draw:object draw:notify-on-update-of-ranges="time.A1:time.A1 time.B1:time.E1 time.A2:time.A2 time.B2:time.E2 time.A3:time.A3 time.B3:time.E3 time.A4:time.A4 time.B4:time.E4 time.A5:time.A5 time.B5:time.E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abinit</text:p>
          </table:table-cell>
          <table:table-cell office:value-type="string" calcext:value-type="string">
            <text:p>lammps</text:p>
          </table:table-cell>
          <table:table-cell office:value-type="string" calcext:value-type="string">
            <text:p>libmesh</text:p>
          </table:table-cell>
          <table:table-cell office:value-type="string" calcext:value-type="string">
            <text:p>mdnalays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498" calcext:value-type="float">
            <text:p>498</text:p>
          </table:table-cell>
          <table:table-cell office:value-type="float" office:value="247" calcext:value-type="float">
            <text:p>247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13102" calcext:value-type="float">
            <text:p>13102</text:p>
          </table:table-cell>
          <table:table-cell office:value-type="float" office:value="8046" calcext:value-type="float">
            <text:p>8046</text:p>
          </table:table-cell>
          <table:table-cell office:value-type="float" office:value="4662" calcext:value-type="float">
            <text:p>4662</text:p>
          </table:table-cell>
          <table:table-cell office:value-type="float" office:value="1710" calcext:value-type="float">
            <text:p>17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817" calcext:value-type="float">
            <text:p>817</text:p>
          </table:table-cell>
          <table:table-cell office:value-type="float" office:value="442" calcext:value-type="float">
            <text:p>442</text:p>
          </table:table-cell>
          <table:table-cell office:value-type="float" office:value="312" calcext:value-type="float">
            <text:p>312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FDT</text:p>
          </table:table-cell>
          <table:table-cell office:value-type="float" office:value="19" calcext:value-type="float">
            <text:p>19</text:p>
          </table:table-cell>
          <table:table-cell office:value-type="float" office:value="421" calcext:value-type="float">
            <text:p>421</text:p>
          </table:table-cell>
          <table:table-cell office:value-type="float" office:value="1991" calcext:value-type="float">
            <text:p>199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Nastaliq Urdu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22:27:06.945969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1:21:53.166935938</meta:creation-date>
    <dc:date>2018-11-27T00:06:04.135872177</dc:date>
    <meta:editing-duration>PT1H53M10S</meta:editing-duration>
    <meta:editing-cycles>4</meta:editing-cycles>
    <meta:generator>LibreOffice/6.0.7.3.0$Linux_X86_64 LibreOffice_project/00m0$Build-3</meta:generator>
    <meta:document-statistic meta:table-count="5" meta:cell-count="1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5cm" svg:y="0.316cm" chart:style-name="ch2">
          <text:p>parameter tuning</text:p>
        </chart:title>
        <chart:subtitle svg:x="6.792cm" svg:y="1.275cm" chart:style-name="ch3">
          <text:p>abinit dataset</text:p>
        </chart:subtitle>
        <chart:legend chart:legend-position="end" svg:x="13.896cm" svg:y="3.454cm" style:legend-expansion="high" chart:style-name="ch4"/>
        <chart:plot-area chart:style-name="ch5" table:cell-range-address="abinit.A1:abinit.D5" chart:data-source-has-labels="both" svg:x="1.331cm" svg:y="2.138cm" svg:width="12.245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67cm" svg:y="2.138cm" svg:width="11.593cm" svg:height="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binit.B1:abinit.D1"/>
          </chart:axis>
          <chart:axis chart:dimension="y" chart:name="primary-y" chart:style-name="ch7">
            <chart:title svg:x="0.451cm" svg:y="5.933cm" chart:style-name="ch8">
              <text:p>recall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abinit.B2:abinit.D2" chart:label-cell-address="abinit.A2:abinit.A2" chart:class="chart:bar">
            <chart:data-point chart:repeated="3"/>
          </chart:series>
          <chart:series chart:style-name="ch11" chart:values-cell-range-address="abinit.B3:abinit.D3" chart:label-cell-address="abinit.A3:abinit.A3" chart:class="chart:bar">
            <chart:data-point chart:repeated="3"/>
          </chart:series>
          <chart:series chart:style-name="ch12" chart:values-cell-range-address="abinit.B4:abinit.D4" chart:label-cell-address="abinit.A4:abinit.A4" chart:class="chart:bar">
            <chart:data-point chart:repeated="3"/>
          </chart:series>
          <chart:series chart:style-name="ch13" chart:values-cell-range-address="abinit.B5:abinit.D5" chart:label-cell-address="abinit.A5:abinit.A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  <draw:g>
                  <svg:desc>abinit.B1:abinit.D1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25.00%</text:p>
                <draw:g>
                  <svg:desc>abinit.A2:abinit.A2</svg:desc>
                </draw:g>
              </table:table-cell>
              <table:table-cell office:value-type="float" office:value="62.47">
                <text:p>62.47</text:p>
                <draw:g>
                  <svg:desc>abinit.B2:abinit.D2</svg:desc>
                </draw:g>
              </table:table-cell>
              <table:table-cell office:value-type="float" office:value="36.95">
                <text:p>36.95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string">
                <text:p>50.00%</text:p>
                <draw:g>
                  <svg:desc>abinit.A3:abinit.A3</svg:desc>
                </draw:g>
              </table:table-cell>
              <table:table-cell office:value-type="float" office:value="49.87">
                <text:p>49.87</text:p>
                <draw:g>
                  <svg:desc>abinit.B3:abinit.D3</svg:desc>
                </draw:g>
              </table:table-cell>
              <table:table-cell office:value-type="float" office:value="31.79">
                <text:p>31.79</text:p>
              </table:table-cell>
              <table:table-cell office:value-type="float" office:value="46.93">
                <text:p>46.93</text:p>
              </table:table-cell>
            </table:table-row>
            <table:table-row>
              <table:table-cell office:value-type="string">
                <text:p>75.00%</text:p>
                <draw:g>
                  <svg:desc>abinit.A4:abinit.A4</svg:desc>
                </draw:g>
              </table:table-cell>
              <table:table-cell office:value-type="float" office:value="41.72">
                <text:p>41.72</text:p>
                <draw:g>
                  <svg:desc>abinit.B4:abinit.D4</svg:desc>
                </draw:g>
              </table:table-cell>
              <table:table-cell office:value-type="float" office:value="25.37">
                <text:p>25.37</text:p>
              </table:table-cell>
              <table:table-cell office:value-type="float" office:value="80.14">
                <text:p>80.14</text:p>
              </table:table-cell>
            </table:table-row>
            <table:table-row>
              <table:table-cell office:value-type="string">
                <text:p>100.00%</text:p>
                <draw:g>
                  <svg:desc>abinit.A5:abinit.A5</svg:desc>
                </draw:g>
              </table:table-cell>
              <table:table-cell office:value-type="float" office:value="41.67">
                <text:p>41.67</text:p>
                <draw:g>
                  <svg:desc>abinit.B5:abinit.D5</svg:desc>
                </draw:g>
              </table:table-cell>
              <table:table-cell office:value-type="float" office:value="24.44">
                <text:p>24.44</text:p>
              </table:table-cell>
              <table:table-cell office:value-type="float" office:value="59.45">
                <text:p>59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8.997cm" xlink:href=".." xlink:type="simple" chart:class="chart:bar" chart:style-name="ch1">
        <chart:title svg:x="6.244cm" svg:y="0.315cm" chart:style-name="ch2">
          <text:p>parameter tuning</text:p>
        </chart:title>
        <chart:subtitle svg:x="6.561cm" svg:y="1.273cm" chart:style-name="ch3">
          <text:p>lammps dataset</text:p>
        </chart:subtitle>
        <chart:legend chart:legend-position="end" svg:x="13.884cm" svg:y="3.452cm" style:legend-expansion="high" chart:style-name="ch4"/>
        <chart:plot-area chart:style-name="ch5" table:cell-range-address="lammps.A1:lammps.D5" chart:data-source-has-labels="both" svg:x="1.33cm" svg:y="2.135cm" svg:width="12.235cm" svg:height="6.6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8cm" svg:y="2.135cm" svg:width="11.412cm" svg:height="6.0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ammps.B1:lammps.D1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6"/>
          <chart:series chart:style-name="ch10" chart:values-cell-range-address="lammps.B2:lammps.D2" chart:label-cell-address="lammps.A2:lammps.A2" chart:class="chart:bar">
            <chart:data-point chart:repeated="3"/>
          </chart:series>
          <chart:series chart:style-name="ch11" chart:values-cell-range-address="lammps.B3:lammps.D3" chart:label-cell-address="lammps.A3:lammps.A3" chart:class="chart:bar">
            <chart:data-point chart:repeated="3"/>
          </chart:series>
          <chart:series chart:style-name="ch12" chart:values-cell-range-address="lammps.B4:lammps.D4" chart:label-cell-address="lammps.A4:lammps.A4" chart:class="chart:bar">
            <chart:data-point chart:repeated="3"/>
          </chart:series>
          <chart:series chart:style-name="ch13" chart:values-cell-range-address="lammps.B5:lammps.D5" chart:label-cell-address="lammps.A5:lammps.A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  <draw:g>
                  <svg:desc>lammps.B1:lammps.D1</svg:desc>
                </draw:g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25.00%</text:p>
                <draw:g>
                  <svg:desc>lammps.A2:lammps.A2</svg:desc>
                </draw:g>
              </table:table-cell>
              <table:table-cell office:value-type="float" office:value="89.89">
                <text:p>89.89</text:p>
                <draw:g>
                  <svg:desc>lammps.B2:lammps.D2</svg:desc>
                </draw:g>
              </table:table-cell>
              <table:table-cell office:value-type="float" office:value="73.21">
                <text:p>73.21</text:p>
              </table:table-cell>
              <table:table-cell office:value-type="float" office:value="67.82">
                <text:p>67.82</text:p>
              </table:table-cell>
            </table:table-row>
            <table:table-row>
              <table:table-cell office:value-type="string">
                <text:p>50.00%</text:p>
                <draw:g>
                  <svg:desc>lammps.A3:lammps.A3</svg:desc>
                </draw:g>
              </table:table-cell>
              <table:table-cell office:value-type="float" office:value="84.74">
                <text:p>84.74</text:p>
                <draw:g>
                  <svg:desc>lammps.B3:lammps.D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75.00%</text:p>
                <draw:g>
                  <svg:desc>lammps.A4:lammps.A4</svg:desc>
                </draw:g>
              </table:table-cell>
              <table:table-cell office:value-type="float" office:value="81.39">
                <text:p>81.39</text:p>
                <draw:g>
                  <svg:desc>lammps.B4:lammps.D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100.00%</text:p>
                <draw:g>
                  <svg:desc>lammps.A5:lammps.A5</svg:desc>
                </draw:g>
              </table:table-cell>
              <table:table-cell office:value-type="float" office:value="82.86">
                <text:p>82.86</text:p>
                <draw:g>
                  <svg:desc>lammps.B5:lammps.D5</svg:desc>
                </draw:g>
              </table:table-cell>
              <table:table-cell office:value-type="float" office:value="48.52">
                <text:p>48.52</text:p>
              </table:table-cell>
              <table:table-cell office:value-type="float" office:value="63.33">
                <text:p>63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8cm" svg:height="8.997cm" xlink:href="." xlink:type="simple" chart:class="chart:bar" chart:style-name="ch1">
        <chart:title svg:x="6.244cm" svg:y="0.315cm" chart:style-name="ch2">
          <text:p>parameter tuning</text:p>
        </chart:title>
        <chart:subtitle svg:x="6.574cm" svg:y="1.273cm" chart:style-name="ch3">
          <text:p>libmesh dataset</text:p>
        </chart:subtitle>
        <chart:legend chart:legend-position="end" svg:x="13.884cm" svg:y="3.452cm" style:legend-expansion="high" chart:style-name="ch4"/>
        <chart:plot-area chart:style-name="ch5" chart:data-source-has-labels="both" svg:x="1.33cm" svg:y="2.135cm" svg:width="12.235cm" svg:height="6.6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47cm" svg:y="2.135cm" svg:width="11.312cm" svg:height="6.0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B$1:.$D$1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series chart:style-name="ch14" chart:values-cell-range-address="local-table.$B$5:.$D$5" chart:label-cell-address="local-table.$A$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25.00%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53">
                <text:p>98.53</text:p>
              </table:table-cell>
            </table:table-row>
            <table:table-row>
              <table:table-cell office:value-type="string">
                <text:p>50.00%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91">
                <text:p>97.91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.84">
                <text:p>96.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8cm" svg:height="8.997cm" xlink:href="." xlink:type="simple" chart:class="chart:bar" chart:style-name="ch1">
        <chart:title svg:x="6.244cm" svg:y="0.315cm" chart:style-name="ch2">
          <text:p>parameter tuning</text:p>
        </chart:title>
        <chart:subtitle svg:x="6.257cm" svg:y="1.273cm" chart:style-name="ch3">
          <text:p>mdanalysis dataset</text:p>
        </chart:subtitle>
        <chart:legend chart:legend-position="end" svg:x="13.884cm" svg:y="3.452cm" style:legend-expansion="high" chart:style-name="ch4"/>
        <chart:plot-area chart:style-name="ch5" chart:data-source-has-labels="both" svg:x="1.33cm" svg:y="2.135cm" svg:width="12.235cm" svg:height="6.6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8cm" svg:y="2.135cm" svg:width="11.412cm" svg:height="6.0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B$1:.$D$1"/>
          </chart:axis>
          <chart:axis chart:dimension="y" chart:name="primary-y" chart:style-name="ch7">
            <chart:title svg:x="0.451cm" svg:y="5.93cm" chart:style-name="ch8">
              <text:p>recall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series chart:style-name="ch14" chart:values-cell-range-address="local-table.$B$5:.$D$5" chart:label-cell-address="local-table.$A$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T</text:p>
              </table:table-cell>
              <table:table-cell office:value-type="string">
                <text:p>RF</text:p>
              </table:table-cell>
              <table:table-cell office:value-type="string">
                <text:p>VFDT</text:p>
              </table:table-cell>
            </table:table-row>
          </table:table-header-rows>
          <table:table-rows>
            <table:table-row>
              <table:table-cell office:value-type="string">
                <text:p>25.00%</text:p>
              </table:table-cell>
              <table:table-cell office:value-type="float" office:value="86.21">
                <text:p>86.21</text:p>
              </table:table-cell>
              <table:table-cell office:value-type="float" office:value="53.91">
                <text:p>53.91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50.00%</text:p>
              </table:table-cell>
              <table:table-cell office:value-type="float" office:value="68.76">
                <text:p>68.76</text:p>
              </table:table-cell>
              <table:table-cell office:value-type="float" office:value="57.28">
                <text:p>57.28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75.00%</text:p>
              </table:table-cell>
              <table:table-cell office:value-type="float" office:value="86.21">
                <text:p>86.21</text:p>
              </table:table-cell>
              <table:table-cell office:value-type="float" office:value="57.96">
                <text:p>57.96</text:p>
              </table:table-cell>
              <table:table-cell office:value-type="float" office:value="92.09">
                <text:p>92.09</text:p>
              </table:table-cell>
            </table:table-row>
            <table:table-row>
              <table:table-cell office:value-type="string">
                <text:p>100.00%</text:p>
              </table:table-cell>
              <table:table-cell office:value-type="float" office:value="68.27">
                <text:p>68.27</text:p>
              </table:table-cell>
              <table:table-cell office:value-type="float" office:value="49.86">
                <text:p>49.86</text:p>
              </table:table-cell>
              <table:table-cell office:value-type="float" office:value="92.09">
                <text:p>92.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Execution Time (ms)</text:p>
        </chart:title>
        <chart:subtitle svg:x="6.144cm" svg:y="1.275cm" chart:style-name="ch3">
          <text:p>for the whole dataset</text:p>
        </chart:subtitle>
        <chart:legend chart:legend-position="end" svg:x="14.319cm" svg:y="3.454cm" style:legend-expansion="high" chart:style-name="ch4"/>
        <chart:plot-area chart:style-name="ch5" table:cell-range-address="time.A1:time.E5" chart:data-source-has-labels="both" svg:x="1.331cm" svg:y="2.138cm" svg:width="12.668cm" svg:height="6.682cm">
          <chartooo:coordinate-region svg:x="2.323cm" svg:y="2.337cm" svg:width="11.676cm" svg:height="5.836cm"/>
          <chart:axis chart:dimension="x" chart:name="primary-x" chart:style-name="ch6" chartooo:axis-type="auto">
            <chartooo:date-scale/>
            <chart:categories table:cell-range-address="time.B1:time.E1"/>
          </chart:axis>
          <chart:axis chart:dimension="y" chart:name="primary-y" chart:style-name="ch7">
            <chart:title svg:x="0.451cm" svg:y="6.198cm" chart:style-name="ch8">
              <text:p>time (ms)</text:p>
            </chart:title>
            <chart:grid chart:style-name="ch9" chart:class="major"/>
          </chart:axis>
          <chart:series chart:style-name="ch10" chart:values-cell-range-address="time.B2:time.E2" chart:label-cell-address="time.A2:time.A2" chart:class="chart:bar">
            <chart:data-point chart:repeated="4"/>
          </chart:series>
          <chart:series chart:style-name="ch11" chart:values-cell-range-address="time.B3:time.E3" chart:label-cell-address="time.A3:time.A3" chart:class="chart:bar">
            <chart:data-point chart:repeated="4"/>
          </chart:series>
          <chart:series chart:style-name="ch12" chart:values-cell-range-address="time.B4:time.E4" chart:label-cell-address="time.A4:time.A4" chart:class="chart:bar">
            <chart:data-point chart:repeated="4"/>
          </chart:series>
          <chart:series chart:style-name="ch13" chart:values-cell-range-address="time.B5:time.E5" chart:label-cell-address="time.A5:time.A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init</text:p>
                <draw:g>
                  <svg:desc>time.B1:time.E1</svg:desc>
                </draw:g>
              </table:table-cell>
              <table:table-cell office:value-type="string">
                <text:p>lammps</text:p>
              </table:table-cell>
              <table:table-cell office:value-type="string">
                <text:p>libmesh</text:p>
              </table:table-cell>
              <table:table-cell office:value-type="string">
                <text:p>mdnalaysis</text:p>
              </table:table-cell>
            </table:table-row>
          </table:table-header-rows>
          <table:table-rows>
            <table:table-row>
              <table:table-cell office:value-type="string">
                <text:p>CART</text:p>
                <draw:g>
                  <svg:desc>time.A2:time.A2</svg:desc>
                </draw:g>
              </table:table-cell>
              <table:table-cell office:value-type="float" office:value="498">
                <text:p>498</text:p>
                <draw:g>
                  <svg:desc>time.B2:time.E2</svg:desc>
                </draw:g>
              </table:table-cell>
              <table:table-cell office:value-type="float" office:value="247">
                <text:p>247</text:p>
              </table:table-cell>
              <table:table-cell office:value-type="float" office:value="154">
                <text:p>1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FFT</text:p>
                <draw:g>
                  <svg:desc>time.A3:time.A3</svg:desc>
                </draw:g>
              </table:table-cell>
              <table:table-cell office:value-type="float" office:value="13102">
                <text:p>13102</text:p>
                <draw:g>
                  <svg:desc>time.B3:time.E3</svg:desc>
                </draw:g>
              </table:table-cell>
              <table:table-cell office:value-type="float" office:value="8046">
                <text:p>8046</text:p>
              </table:table-cell>
              <table:table-cell office:value-type="float" office:value="4662">
                <text:p>466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RF</text:p>
                <draw:g>
                  <svg:desc>time.A4:time.A4</svg:desc>
                </draw:g>
              </table:table-cell>
              <table:table-cell office:value-type="float" office:value="817">
                <text:p>817</text:p>
                <draw:g>
                  <svg:desc>time.B4:time.E4</svg:desc>
                </draw:g>
              </table:table-cell>
              <table:table-cell office:value-type="float" office:value="442">
                <text:p>442</text:p>
              </table:table-cell>
              <table:table-cell office:value-type="float" office:value="312">
                <text:p>3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VFDT</text:p>
                <draw:g>
                  <svg:desc>time.A5:time.A5</svg:desc>
                </draw:g>
              </table:table-cell>
              <table:table-cell office:value-type="float" office:value="19">
                <text:p>19</text:p>
                <draw:g>
                  <svg:desc>time.B5:time.E5</svg:desc>
                </draw:g>
              </table:table-cell>
              <table:table-cell office:value-type="float" office:value="421">
                <text:p>421</text:p>
              </table:table-cell>
              <table:table-cell office:value-type="float" office:value="1991">
                <text:p>1991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